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SessionBuilderTest.log(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SessionBuilderTest.creates_sessions_for_multiple_test_class_instances_for_varargs_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toSessionBuilderTest.creates_sessions_for_multiple_test_class_instances_for_repeated_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ockitoSessionBuilderTest.uses_logger_and_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MockitoSessionBuilder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SessionBuilderTest.creates_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MockitoSessionBuilderTest.requires_finish_m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toSessionBuilder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SessionBuilderTest.auto_cleans_dirty_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